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Sta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01">
            <text:p>1101</text:p>
          </table:table-cell>
          <table:table-cell table:style-name="ce22" office:value-type="float" office:value="312">
            <text:p>31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54">
            <text:p>1054</text:p>
          </table:table-cell>
          <table:table-cell table:style-name="ce22" office:value-type="float" office:value="319">
            <text:p>31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128">
            <text:p>4128</text:p>
          </table:table-cell>
          <table:table-cell table:style-name="ce22" office:value-type="float" office:value="603">
            <text:p>60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8471">
            <text:p>28,471</text:p>
          </table:table-cell>
          <table:table-cell table:style-name="ce22" office:value-type="float" office:value="4262">
            <text:p>426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81">
            <text:p>18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662">
            <text:p>2,662</text:p>
          </table:table-cell>
          <table:table-cell table:style-name="ce23" office:value-type="float" office:value="1058">
            <text:p>1,05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972">
            <text:p>13,972</text:p>
          </table:table-cell>
          <table:table-cell table:style-name="ce23" office:value-type="float" office:value="4656">
            <text:p>4,65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33">
            <text:p>1133</text:p>
          </table:table-cell>
          <table:table-cell table:style-name="ce22" office:value-type="float" office:value="498">
            <text:p>49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417">
            <text:p>2417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09">
            <text:p>2109</text:p>
          </table:table-cell>
          <table:table-cell table:style-name="ce22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83">
            <text:p>1083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155">
            <text:p>15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697">
            <text:p>2697</text:p>
          </table:table-cell>
          <table:table-cell table:style-name="ce22" office:value-type="float" office:value="1374">
            <text:p>137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806">
            <text:p>20806</text:p>
          </table:table-cell>
          <table:table-cell table:style-name="ce22" office:value-type="float" office:value="2529">
            <text:p>252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992">
            <text:p>2,992</text:p>
          </table:table-cell>
          <table:table-cell table:style-name="ce22" office:value-type="float" office:value="612">
            <text:p>61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6929">
            <text:p>86,929</text:p>
          </table:table-cell>
          <table:table-cell table:style-name="ce22" office:value-type="float" office:value="16950">
            <text:p>1695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023">
            <text:p>9,023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71">
            <text:p>71</text:p>
          </table:table-cell>
          <table:table-cell table:style-name="ce22" office:value-type="float" office:value="1992">
            <text:p>199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155">
            <text:p>5,155</text:p>
          </table:table-cell>
          <table:table-cell table:style-name="ce23" office:value-type="float" office:value="1353">
            <text:p>1,35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5978">
            <text:p>25978</text:p>
          </table:table-cell>
          <table:table-cell table:style-name="ce22" office:value-type="float" office:value="320">
            <text:p>32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6209">
            <text:p>26209</text:p>
          </table:table-cell>
          <table:table-cell table:style-name="ce22" office:value-type="float" office:value="332">
            <text:p>33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97">
            <text:p>797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334">
            <text:p>8,334</text:p>
          </table:table-cell>
          <table:table-cell table:style-name="ce23" office:value-type="float" office:value="1875">
            <text:p>1,87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88">
            <text:p>268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195">
            <text:p>7195</text:p>
          </table:table-cell>
          <table:table-cell table:style-name="ce22" office:value-type="float" office:value="888">
            <text:p>88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6139">
            <text:p>76139</text:p>
          </table:table-cell>
          <table:table-cell table:style-name="ce22" office:value-type="float" office:value="6721">
            <text:p>672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9077">
            <text:p>159077</text:p>
          </table:table-cell>
          <table:table-cell table:style-name="ce22" office:value-type="float" office:value="16239">
            <text:p>1623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6006">
            <text:p>246006</text:p>
          </table:table-cell>
          <table:table-cell table:style-name="ce22" office:value-type="float" office:value="33189">
            <text:p>3318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